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fo:language="sv" fo:country="SE" style:font-size-asian="24pt" style:language-asian="zxx" style:country-asian="none" style:font-size-complex="24pt" style:language-complex="zxx" style:country-complex="none"/>
    </style:style>
    <style:style style:name="P2" style:family="paragraph" style:parent-style-name="Standard">
      <style:text-properties fo:font-size="20pt" fo:language="sv" fo:country="SE"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text-properties fo:language="sv" fo:country="SE" style:language-asian="zxx" style:country-asian="none" style:language-complex="zxx" style:country-complex="none"/>
    </style:style>
    <style:style style:name="P4" style:family="paragraph" style:parent-style-name="Standard">
      <style:text-properties fo:language="sv" fo:country="SE" fo:font-weight="bold" style:language-asian="zxx" style:country-asian="none" style:font-weight-asian="bold" style:language-complex="zxx" style:country-complex="none" style:font-weight-complex="bold"/>
    </style:style>
    <style:style style:name="P5" style:family="paragraph" style:parent-style-name="Standard">
      <style:text-properties fo:font-variant="normal" fo:text-transform="none" fo:color="#333333" style:font-name="Times New Roman1" fo:font-size="12pt" fo:letter-spacing="normal" fo:language="sv" fo:country="SE" fo:font-style="normal" fo:font-weight="normal" style:language-asian="zxx" style:country-asian="none" style:language-complex="zxx" style:country-complex="none"/>
    </style:style>
    <style:style style:name="P6" style:family="paragraph" style:parent-style-name="Standard">
      <style:text-properties fo:language="sv" fo:country="SE" fo:font-weight="bold" style:language-asian="zxx" style:country-asian="none" style:font-weight-asian="bold" style:language-complex="zxx" style:country-complex="none" style:font-weight-complex="bold"/>
    </style:style>
    <style:style style:name="P7" style:family="paragraph" style:parent-style-name="Standard">
      <style:text-properties fo:language="sv" fo:country="SE"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variant="normal" fo:text-transform="none" fo:color="#333333" style:font-name="Times New Roman1" fo:font-size="12pt" fo:letter-spacing="normal" fo:font-style="normal" fo:font-weight="normal"/>
    </style:style>
    <style:style style:name="T3" style:family="text">
      <style:text-properties fo:font-variant="normal" fo:text-transform="none" fo:color="#333333" style:font-name="Times New Roman1" fo:font-size="12pt" fo:letter-spacing="normal" fo:font-style="normal"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language="sv" fo:country="SE" style:language-asian="zxx" style:country-asian="none" style:language-complex="zxx" style:country-complex="none"/>
    </style:style>
    <style:style style:name="T6" style:family="text">
      <style:text-properties fo:language="sv" fo:country="SE" fo:font-weight="bold" style:language-asian="zxx" style:country-asian="none" style:font-weight-asian="bold" style:language-complex="zxx" style:country-complex="none"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BåtAdmin</text:p>
      <text:p text:style-name="P1"/>
      <text:p text:style-name="P2">Introduktion</text:p>
      <text:p text:style-name="P3">"Den Glada Piraten" är en båtklubb. <text:line-break/><text:line-break/>Det behövs bättre medlemshantering, ett lättare sätt för klubbmedlemmarna att hålla koll på viktiga datum. Ett bättre betalningssystem så att man inte missar betalningar eller missa att ta betalt. Lättare sätt att hitta lämpliga båtplatser beroende på storlek av båten och avståndet till botten. </text:p>
      <text:p text:style-name="P3"/>
      <text:p text:style-name="P3">Just nu sköts allting manuellt och det finns inget som helst påbörjat arbete som måste följas. </text:p>
      <text:p text:style-name="P3"><text:line-break/><text:span text:style-name="T4">Användargrupper</text:span></text:p>
      <text:p text:style-name="P3"><text:span text:style-name="T1">Klubbmedlem</text:span>: behöver hålla koll på event, betalning, båtplats, etc. Låg datorkunskap.</text:p>
      <text:p text:style-name="P3"/>
      <text:p text:style-name="P3"><text:span text:style-name="T1">Sekreterare</text:span>: behöver hjälp att boka på ett sätt så att alla blir nöjda. Låg/medel datorkunskap.</text:p>
      <text:p text:style-name="P3"/>
      <text:p text:style-name="P3"><text:span text:style-name="T1">Kassör</text:span>: håller koll på betalningar. Låg/medel datorkunskap.</text:p>
      <text:p text:style-name="P3"/>
      <text:p text:style-name="P3"><text:span text:style-name="T1">Klubbansvariga</text:span>: Ser till att allt rullar på som det ska. Låg datorkunskap. </text:p>
      <text:p text:style-name="P3"/>
      <text:p text:style-name="P2">Intressenter</text:p>
      <text:p text:style-name="Standard"><text:span text:style-name="T6">Adam Adamsson</text:span><text:span text:style-name="T5"><text:line-break/>Äger klubbområdet och bestämmer i större drag. </text:span><text:a xlink:type="simple" xlink:href="mailto:adam@gladpirat.se">adam@gladpirat.se</text:a><text:span text:style-name="T5">, 075 5555555.</text:span></text:p>
      <text:p text:style-name="P3"/>
      <text:p text:style-name="Standard"><text:span text:style-name="T6">Lisa Lidsson </text:span><text:span text:style-name="T5"><text:line-break/>Befintlig sekreterare. </text:span><text:a xlink:type="simple" xlink:href="mailto:lisa@gladpirat.se">lisa@gladpirat.se</text:a><text:span text:style-name="T5">, 075 4444444.</text:span></text:p>
      <text:p text:style-name="P3"/>
      <text:p text:style-name="Standard"><text:span text:style-name="T6">Sten Björnsson</text:span><text:span text:style-name="T5"><text:line-break/>Befintlig kassör. </text:span><text:a xlink:type="simple" xlink:href="mailto:Sten@gladpirat.se">Sten@gladpirat.se</text:a><text:span text:style-name="T5">, 075 3333333.</text:span></text:p>
      <text:p text:style-name="P3"/>
      <text:p text:style-name="Standard"><text:span text:style-name="T6">One.com</text:span><text:span text:style-name="T5"><text:line-break/>Sida för webbhotell. </text:span><text:a xlink:type="simple" xlink:href="https://www.one.com/sv/support">https://www.one.com/sv/support</text:a><text:span text:style-name="T5"> .</text:span></text:p>
      <text:p text:style-name="P3"/>
      <text:p text:style-name="P4">Räddningstjänsten</text:p>
      <text:p text:style-name="P3">Regler/lagar/standarder när man tex byter båtplats. </text:p>
      <text:p text:style-name="P3"/>
      <text:p text:style-name="P4">Nationella båtregistret</text:p>
      <text:p text:style-name="P3">För information om djup etc.</text:p>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4">Liknande</text:span> <text:span text:style-name="T4">System</text:span></text:p>
      <text:p text:style-name="P3">Förenings Husets Medlemssystem, SportAdmin och Kansliet är tre olika system för <text:span text:style-name="T2">medlemsregister. </text:span></text:p>
      <text:p text:style-name="P5"><text:tab/></text:p>
      <text:p text:style-name="P3"><text:span text:style-name="T2"><text:tab/></text:span><text:span text:style-name="T3">PROS</text:span></text:p>
      <text:p text:style-name="P3"><text:tab/>-samlar statistik.</text:p>
      <text:p text:style-name="P3"><text:tab/>-Skickar ut påminnelser.</text:p>
      <text:p text:style-name="P3"><text:tab/>-håller koll på "kunders" obetalda avgifter.</text:p>
      <text:p text:style-name="P3"><text:tab/>-Allt sker genom webben.</text:p>
      <text:p text:style-name="P3"><text:tab/>-sms påminnelser.</text:p>
      <text:p text:style-name="P3"><text:tab/>-medlemsavgift via mail.</text:p>
      <text:p text:style-name="P3"><text:tab/>-klubbforum.</text:p>
      <text:p text:style-name="P3"><text:tab/>-schema.</text:p>
      <text:p text:style-name="P3"><text:tab/>-Allting sker online.</text:p>
      <text:p text:style-name="P3"><text:tab/>-Anpassningsbar för olika behov.</text:p>
      <text:p text:style-name="P3"><text:tab/>-håller koll på mycket.</text:p>
      <text:p text:style-name="P3"><text:tab/>-användarvänligt.</text:p>
      <text:p text:style-name="P3"><text:tab/><text:span text:style-name="T1">CONS</text:span></text:p>
      <text:p text:style-name="P3"><text:tab/>-Innehåller mycket onödiga funktioner "Den Glada Piraten"</text:p>
      <text:p text:style-name="P3"><text:tab/>-SportAdmin fokuserar på sportorganisationer.</text:p>
      <text:p text:style-name="P3"><text:tab/>-Saknar funktionalitet som är viktig för båtklubben.</text:p>
      <text:p text:style-name="P3"><text:line-break/>BåtAdmin kommer innehålla alla positiva faktorer och lösa de negativa.</text:p>
      <text:p text:style-name="P3"/>
      <text:p text:style-name="P3"/>
      <text:p text:style-name="P2">Baskrav</text:p>
      <text:p text:style-name="P3"/>
      <text:p text:style-name="P3"><text:span text:style-name="T1">BK 1</text:span> <text:tab/><text:span text:style-name="T1">Klubbmedlem </text:span><text:span text:style-name="T7">vill att m</text:span>jukvaran ska underlätta vid bokning av båtplats, köp av <text:tab/>medlemskap, byte av båtplats.</text:p>
      <text:p text:style-name="P3"><text:line-break/><text:tab/><text:tab/><text:span text:style-name="T1">BK 1.1</text:span> <text:span text:style-name="T1">Sekreterare </text:span><text:span text:style-name="T7">vill att byte av plats endast är möjlig om båten kan ligga på den <text:tab/><text:tab/><text:tab/> nya platsen med tanke på djup och storlek av båten.</text:span></text:p>
      <text:p text:style-name="P3"/>
      <text:p text:style-name="P3"><text:tab/><text:tab/><text:span text:style-name="T1">BK 1.2</text:span> <text:span text:style-name="T1">Sekreterare</text:span> ska godkänna båtplats byten innan något blir officiellt. </text:p>
      <text:p text:style-name="P3"/>
      <text:p text:style-name="P3"><text:tab/><text:tab/><text:span text:style-name="T1">BK 1.3</text:span> <text:span text:style-name="T1">Klubbmedlem </text:span><text:span text:style-name="T7">vill att mjukvaran ska vara</text:span> användarvänlig.<text:line-break/><text:line-break/><text:span text:style-name="T1">BK 2<text:tab/>Klubbmedlem, Sekreterare, Kassör </text:span><text:span text:style-name="T7">och</text:span><text:span text:style-name="T1"> Klubbansvarig</text:span><text:span text:style-name="T7"> vill att allting</text:span> sker på webben.<text:line-break/><text:line-break/><text:span text:style-name="T1">BK 3</text:span> <text:tab/><text:span text:style-name="T1">Klubbmedlem</text:span> vill, på ett enkelt sätt, kunna se/ändra sina båtar, välja plats, få påminnelser <text:tab/>om event och betalningar, delta i forum, <text:s/>mm.<text:line-break/><text:line-break/><text:span text:style-name="T1">BK 4</text:span> <text:tab/><text:span text:style-name="T1">Kassören</text:span><text:span text:style-name="T7"> vill</text:span> ha full koll på vilka medlemmar som betalt och vilka som måste betala.</text:p>
      <text:p text:style-name="P3"/>
      <text:p text:style-name="P3"><text:span text:style-name="T1">BK 5</text:span><text:span text:style-name="T7"> <text:tab/></text:span><text:span text:style-name="T1">Klubbansvariga </text:span><text:span text:style-name="T7">vill enkelt kunna få en överblick av s</text:span>ystemet; alla händelser, event, sena <text:tab/>betalninga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v" fo:country="S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6M29S</meta:editing-duration>
    <meta:editing-cycles>110</meta:editing-cycles>
    <meta:generator>OpenOffice.org/3.4.1$Win32 OpenOffice.org_project/341m1$Build-9593</meta:generator>
    <dc:date>2013-12-05T14:48:47.10</dc:date>
    <meta:document-statistic meta:table-count="0" meta:image-count="0" meta:object-count="0" meta:page-count="2" meta:paragraph-count="45" meta:word-count="376" meta:character-count="2674"/>
    <meta:user-defined meta:name="Info 1"/>
    <meta:user-defined meta:name="Info 2"/>
    <meta:user-defined meta:name="Info 3"/>
    <meta:user-defined meta:name="Info 4"/>
  </office:meta>
</office:document-meta>
</file>